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86b26"/>
    </style:style>
    <style:style style:name="P2" style:family="paragraph" style:parent-style-name="Standard">
      <style:text-properties officeooo:rsid="0006036c" officeooo:paragraph-rsid="00086b26"/>
    </style:style>
    <style:style style:name="P3" style:family="paragraph" style:parent-style-name="Standard">
      <style:text-properties officeooo:rsid="00165c10" officeooo:paragraph-rsid="00165c10"/>
    </style:style>
    <style:style style:name="P4" style:family="paragraph" style:parent-style-name="Standard" style:list-style-name="L1">
      <style:text-properties officeooo:paragraph-rsid="0006a17a"/>
    </style:style>
    <style:style style:name="P5" style:family="paragraph" style:parent-style-name="Standard" style:list-style-name="L1">
      <style:text-properties officeooo:paragraph-rsid="00086b26"/>
    </style:style>
    <style:style style:name="P6" style:family="paragraph" style:parent-style-name="Standard" style:list-style-name="L1">
      <style:text-properties officeooo:rsid="00086b26" officeooo:paragraph-rsid="00086b26"/>
    </style:style>
    <style:style style:name="P7" style:family="paragraph" style:parent-style-name="Standard" style:list-style-name="L1">
      <style:text-properties officeooo:rsid="00165c10" officeooo:paragraph-rsid="00165c10"/>
    </style:style>
    <style:style style:name="P8" style:family="paragraph" style:parent-style-name="Standard">
      <style:text-properties officeooo:rsid="00165c10" officeooo:paragraph-rsid="00165c10"/>
    </style:style>
    <style:style style:name="P9" style:family="paragraph" style:parent-style-name="Standard">
      <style:text-properties officeooo:rsid="00185393" officeooo:paragraph-rsid="00185393"/>
    </style:style>
    <style:style style:name="P10" style:family="paragraph" style:parent-style-name="Standard">
      <style:text-properties officeooo:rsid="00185393" officeooo:paragraph-rsid="001fcbcf"/>
    </style:style>
    <style:style style:name="P11" style:family="paragraph" style:parent-style-name="Standard">
      <style:text-properties officeooo:rsid="001c5637" officeooo:paragraph-rsid="001c5637"/>
    </style:style>
    <style:style style:name="P12" style:family="paragraph" style:parent-style-name="Standard">
      <style:text-properties officeooo:rsid="001fcbcf" officeooo:paragraph-rsid="001fcbcf"/>
    </style:style>
    <style:style style:name="T1" style:family="text">
      <style:text-properties officeooo:rsid="0006036c"/>
    </style:style>
    <style:style style:name="T2" style:family="text">
      <style:text-properties officeooo:rsid="0006a17a"/>
    </style:style>
    <style:style style:name="T3" style:family="text">
      <style:text-properties officeooo:rsid="00086b26"/>
    </style:style>
    <style:style style:name="T4" style:family="text">
      <style:text-properties officeooo:rsid="00088538"/>
    </style:style>
    <style:style style:name="T5" style:family="text">
      <style:text-properties officeooo:rsid="00172c41"/>
    </style:style>
    <style:style style:name="T6" style:family="text">
      <style:text-properties officeooo:rsid="00185393"/>
    </style:style>
    <style:style style:name="T7" style:family="text">
      <style:text-properties officeooo:rsid="001fcbc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15/9/22</text:p>
      <text:p text:style-name="P1"/>
      <text:p text:style-name="P1"><text:span text:style-name="T3">Sr</text:span><text:span text:style-name="T1">avan: SSH -</text:span><text:span text:style-name="T2">works on port 22.</text:span></text:p>
      <text:list xml:id="list3291065499" text:style-name="L1">
        <text:list-header>
          <text:p text:style-name="P4"><text:s text:c="11"/><text:span text:style-name="T2">used for remote connection.</text:span></text:p>
          <text:p text:style-name="P6"><text:s text:c="11"/>changing ports in ssh</text:p>
          <text:p text:style-name="P5"><text:s text:c="11"/><text:span text:style-name="T3">authntication: key based and keyless authentication</text:span></text:p>
          <text:p text:style-name="P5"><text:s text:c="11"/><text:span text:style-name="T4">known hosts in ssh.</text:span></text:p>
        </text:list-header>
        <text:list-item>
          <text:p text:style-name="P7">Missed: Bhavadheer</text:p>
        </text:list-item>
      </text:list>
      <text:p text:style-name="P3"/>
      <text:p text:style-name="P3">16/9/22</text:p>
      <text:p text:style-name="P3"/>
      <text:p text:style-name="P3"><text:span text:style-name="T6">Vamsi: </text:span>Ansible: python is needed as ansible is built on python.</text:p>
      <text:p text:style-name="P3"><text:s text:c="16"/>Roles</text:p>
      <text:p text:style-name="P3"><text:s text:c="16"/>Handlers</text:p>
      <text:p text:style-name="P3"><text:s text:c="16"/>Tags</text:p>
      <text:p text:style-name="P3"><text:s text:c="16"/>works on ssh</text:p>
      <text:p text:style-name="P3"><text:s text:c="16"/><text:span text:style-name="T5">inventory file</text:span></text:p>
      <text:p text:style-name="P3"><text:s text:c="16"/><text:span text:style-name="T6">variables</text:span></text:p>
      <text:p text:style-name="P9">linux booting stages</text:p>
      <text:p text:style-name="P9">Missed: Abhishek &amp; Sravan </text:p>
      <text:p text:style-name="P9"/>
      <text:p text:style-name="P11">19/9/22</text:p>
      <text:p text:style-name="P11"/>
      <text:p text:style-name="P12">Missed: Abhishek &amp; Sravan</text:p>
      <text:p text:style-name="P11">Krishna: Continous Integraion (CI)</text:p>
      <text:p text:style-name="P12">Swaroop: OSI layer: Open System Interconnect</text:p>
      <text:p text:style-name="P9"><text:s text:c="17"/><text:span text:style-name="T7">App layer</text:span></text:p>
      <text:p text:style-name="P10"><text:s text:c="17"/><text:span text:style-name="T7">Presentation layer</text:span></text:p>
      <text:p text:style-name="P10"><text:s text:c="17"/><text:span text:style-name="T7">Session</text:span></text:p>
      <text:p text:style-name="P10"><text:s text:c="17"/><text:span text:style-name="T7">Transport layer</text:span> </text:p>
      <text:p text:style-name="P3"><text:s text:c="17"/><text:span text:style-name="T7">Network</text:span></text:p>
      <text:p text:style-name="P3"><text:s text:c="17"/><text:span text:style-name="T7">Data link</text:span></text:p>
      <text:p text:style-name="P3"><text:s text:c="17"/><text:span text:style-name="T7">Hardware layer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10:13:07.676135076</meta:creation-date>
    <meta:editing-duration>PT48M17S</meta:editing-duration>
    <meta:editing-cycles>2</meta:editing-cycles>
    <meta:generator>LibreOffice/7.3.5.2$Linux_X86_64 LibreOffice_project/30$Build-2</meta:generator>
    <dc:date>2022-09-19T12:22:47.878107439</dc:date>
    <meta:document-statistic meta:table-count="0" meta:image-count="0" meta:object-count="0" meta:page-count="1" meta:paragraph-count="28" meta:word-count="87" meta:character-count="795" meta:non-whitespace-character-count="480"/>
  </office:meta>
</office:document-meta>
</file>